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ArialMT" svg:font-family="ArialMT"/>
    <style:font-face style:name="Helvetica" svg:font-family="Helvetica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fo:letter-spacing="normal" fo:language="pl" fo:country="P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Times New Roman" fo:letter-spacing="normal" fo:language="pl" fo:country="PL" fo:font-style="normal" fo:font-weight="normal" officeooo:rsid="0017c32c" officeooo:paragraph-rsid="0017c32c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Times New Roman" fo:letter-spacing="normal" fo:language="pl" fo:country="PL" fo:font-style="normal" fo:font-weight="normal" officeooo:rsid="0017c32c" officeooo:paragraph-rsid="0017c32c" style:font-weight-asian="normal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Times New Roman" fo:letter-spacing="normal" fo:language="pl" fo:country="PL" fo:font-style="normal" fo:font-weight="bold" officeooo:rsid="0017c32c" officeooo:paragraph-rsid="0017c32c" style:font-weight-asian="bold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Times New Roman" fo:letter-spacing="normal" fo:font-style="normal" fo:font-weight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officeooo:paragraph-rsid="0017c32c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Times New Roman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language="pl" fo:country="PL" fo:font-style="normal" fo:font-weight="normal" officeooo:rsid="0017c32c" officeooo:paragraph-rsid="0018c15d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style:font-name="Times New Roman"/>
    </style:style>
    <style:style style:name="T1" style:family="text">
      <style:text-properties fo:font-variant="normal" fo:text-transform="none" fo:color="#222222" loext:opacity="100%" style:font-name="Helvetica" fo:letter-spacing="normal" fo:font-style="normal" fo:font-weight="normal"/>
    </style:style>
    <style:style style:name="T2" style:family="text">
      <style:text-properties fo:font-variant="normal" fo:text-transform="none" fo:color="#222222" loext:opacity="100%" style:font-name="Helvetica" fo:letter-spacing="normal" fo:language="pl" fo:country="PL" fo:font-style="normal" fo:font-weight="normal"/>
    </style:style>
    <style:style style:name="T3" style:family="text">
      <style:text-properties fo:font-variant="normal" fo:text-transform="none" fo:color="#222222" loext:opacity="100%" fo:letter-spacing="normal" fo:font-style="normal" fo:font-weight="normal"/>
    </style:style>
    <style:style style:name="T4" style:family="text">
      <style:text-properties fo:font-variant="normal" fo:text-transform="none" fo:color="#222222" loext:opacity="100%" fo:letter-spacing="normal" fo:language="pl" fo:country="PL" fo:font-style="normal" fo:font-weight="normal"/>
    </style:style>
    <style:style style:name="T5" style:family="text">
      <style:text-properties fo:font-variant="normal" fo:text-transform="none" fo:color="#222222" loext:opacity="100%" fo:letter-spacing="normal" fo:language="pl" fo:country="PL" fo:font-style="normal" fo:font-weight="normal" officeooo:rsid="0017c32c"/>
    </style:style>
    <style:style style:name="T6" style:family="text">
      <style:text-properties fo:font-variant="normal" fo:text-transform="none" fo:color="#222222" loext:opacity="100%" style:font-name="Arial" fo:font-size="12pt" fo:letter-spacing="normal" fo:language="pl" fo:country="PL" fo:font-style="normal" fo:font-weight="normal" officeooo:rsid="0017c32c"/>
    </style:style>
    <style:style style:name="T7" style:family="text">
      <style:text-properties fo:font-variant="normal" fo:text-transform="none" fo:color="#222222" loext:opacity="100%" fo:font-size="12pt" fo:letter-spacing="normal" fo:language="pl" fo:country="PL" fo:font-style="normal" fo:font-weight="normal" officeooo:rsid="0017c32c"/>
    </style:style>
    <style:style style:name="T8" style:family="text">
      <style:text-properties fo:font-variant="normal" fo:text-transform="none" fo:color="#222222" loext:opacity="100%" style:font-name="Times New Roman" fo:letter-spacing="normal" fo:font-style="normal" fo:font-weight="normal"/>
    </style:style>
    <style:style style:name="T9" style:family="text">
      <style:text-properties fo:font-variant="normal" fo:text-transform="none" fo:color="#1155cc" loext:opacity="100%" fo:letter-spacing="normal" fo:font-style="normal" fo:font-weight="normal"/>
    </style:style>
    <style:style style:name="T10" style:family="text">
      <style:text-properties fo:font-variant="normal" fo:text-transform="none" fo:color="#1155cc" loext:opacity="100%" fo:letter-spacing="normal" fo:language="pl" fo:country="PL" fo:font-style="normal" fo:font-weight="normal"/>
    </style:style>
    <style:style style:name="T11" style:family="text">
      <style:text-properties fo:font-variant="normal" fo:text-transform="none" fo:color="#1155cc" loext:opacity="100%" style:font-name="Times New Roman" fo:letter-spacing="normal" fo:font-style="normal" fo:font-weight="normal"/>
    </style:style>
    <style:style style:name="T12" style:family="text">
      <style:text-properties fo:font-variant="normal" fo:text-transform="none" fo:color="#0000ff" loext:opacity="100%" fo:letter-spacing="normal" fo:font-style="normal" fo:font-weight="normal"/>
    </style:style>
    <style:style style:name="T13" style:family="text">
      <style:text-properties fo:font-variant="normal" fo:text-transform="none" fo:color="#0000ff" loext:opacity="100%" fo:letter-spacing="normal" fo:language="pl" fo:country="PL" fo:font-style="normal" fo:font-weight="normal"/>
    </style:style>
    <style:style style:name="T14" style:family="text">
      <style:text-properties fo:font-variant="normal" fo:text-transform="none" fo:color="#0000ff" loext:opacity="100%" style:font-name="Times New Roman" fo:letter-spacing="normal" fo:font-style="normal" fo:font-weight="normal"/>
    </style:style>
    <style:style style:name="T15" style:family="text">
      <style:text-properties fo:font-weight="bold"/>
    </style:style>
    <style:style style:name="T16" style:family="text">
      <style:text-properties fo:font-weight="bold" style:font-weight-asian="normal" style:font-weight-complex="normal"/>
    </style:style>
    <style:style style:name="T17" style:family="text">
      <style:text-properties fo:font-weight="bold" officeooo:rsid="0018c15d"/>
    </style:style>
    <style:style style:name="T18" style:family="text">
      <style:text-properties officeooo:rsid="0017c32c"/>
    </style:style>
    <style:style style:name="T19" style:family="text">
      <style:text-properties style:font-name="Arial" fo:font-size="12pt"/>
    </style:style>
    <style:style style:name="T20" style:family="text">
      <style:text-properties style:font-weight-asian="normal" style:font-weight-complex="normal"/>
    </style:style>
    <style:style style:name="T21" style:family="text">
      <style:text-properties officeooo:rsid="0018c15d" style:font-weight-asian="normal" style:font-weight-complex="normal"/>
    </style:style>
    <style:style style:name="T22" style:family="text">
      <style:text-properties style:font-name="arial"/>
    </style:style>
    <style:style style:name="T23" style:family="text">
      <style:text-properties style:font-name="ArialM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5"/></text:p>
      <text:p text:style-name="P2"><text:span text:style-name="T15"/></text:p>
      <text:p text:style-name="P9"><text:span text:style-name="T15">Izabela Sopalska-Rybak, </text:span><text:span text:style-name="T21">Fundacja Kulawa Warszawa</text:span></text:p>
      <text:p text:style-name="P9"><text:span text:style-name="T17">Z</text:span><text:span text:style-name="T15">ałożycielka i prezeska Fundacji Kulawa Warszawa.</text:span></text:p>
      <text:p text:style-name="P9"><text:span text:style-name="T15"/></text:p>
      <text:p text:style-name="P10">Od 2012 roku działa w zakresie dostępności oraz edukacji na temat potrzeb osób z różnymi niepełnosprawnościami w wielu obszarach. Prowadzi szkolenia dla pracowników instytucji m. in. z zakresu profesjonalnej obsługi osób z niepełnosprawnością, sprawdza dostępność, pomaga przy projektowaniu nowych budynków oraz przestrzeni. Sprawdza pod kątem użytkowników dostępność dużej i małej architektury, także urządzeń. Organizuje zajęcia dla dorosłych, uczniów, studentów, a nawet przedszkolaków. Prowadzi audyty dostępności architektonicznej, a także informacyjno-komunikacyjnej. Portal KulawaWarszawa.pl, który prowadzi od 2012 roku otrzymał Nagrodę Miasta Stołecznego Warszawy w 2014r. za zasługi. Prywatnie zawodniczka Warszawskiej Drużyny Rugby na Wózkach Four Kings oraz drużyny z Hamburga. Była reprezentantka Polski w rugby na wózkach. Uczestniczka Mistrzostw Europy w 2017 roku w Koblenz oraz Mistrzostw Świata w 2018 roku w Sydney. Zawodniczka szermierki na wózkach. Laureatka konkursu Kryształek Zwierciadła. Nominowana do tytułu Warszawianka Roku 2019. </text:p>
      <text:p text:style-name="P8"/>
      <text:p text:style-name="P10">W wieku 19 lat zdiagnozowano u niej stwardnienie rozsiane co całkowicie odmieniło jej życie. Zaczęła szukać w każdej sytuacji pozytywnych stron, pokochała słowo wyzwanie i zaczęła mówić o swoich marzeniach głośno, bo wierzy, że dzięki temu może spotkać osoby, które pomogą jej je zrealizować. W 2012 roku zaczęła poruszać się najpierw o kulach, a później na wózku. Zdecydowanie nie załamało jej to, bo jak mówi "w końcu znowu mogę nosić buty na obcasie!". Nie ma w życiu problemów i uważa, że uśmiechem można zdziałać najwięcej. Spełnia się pomagając innym. </text:p>
      <text:p text:style-name="P11"/>
      <text:p text:style-name="P10">Jednym z jej największych marzeń jest, aby jej fundacja miała siedzibę w centrum Ursusa!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>Katarzyna Jagiełło, </text:span><text:span text:style-name="T17">Talent Up</text:span><text:span text:style-name="T15"> </text:span></text:p>
      <text:p text:style-name="P3">Liderka transformacji dzieląca się ideami i wiedzą. Wierzy, że</text:p>
      <text:p text:style-name="P3">pojawiamy się na Ziemi z darami i talentami, które służą do realizacji naszej życiowej</text:p>
      <text:p text:style-name="P3">misji. Właścicielka firmy konsultingowej z obszaru przywództwa i budowania zespołu</text:p>
      <text:p text:style-name="P3">Talent Up, założycielka Queen in Flow - społeczności świadomych Liderek, które</text:p>
      <text:p text:style-name="P3">budują lepszy świat prowadząc firmy z misją. Mentorka, profetka, twórczyni</text:p>
      <text:p text:style-name="P3">indywidualnych i grupowych programów rozwoju, organizatorka kręgów odważnych</text:p>
      <text:p text:style-name="P3">Kobiet. Jej misją jest budzenie mocy Liderek.</text:p>
      <text:p text:style-name="P3">Ekspertka Personal Leadership, certyfikowana trenerka i partner globalny Talent</text:p>
      <text:p text:style-name="P3">Dynamics - systemu szkolenia przywództwa. Ukończyła finanse i bankowość oraz</text:p>
      <text:p text:style-name="P3">podyplomowe studia o kierunku Kształtowanie Umiejętności Przywódczych na SGH.</text:p>
      <text:p text:style-name="P3"/>
      <text:p text:style-name="P4">Kasia Dorota. Urban Magia</text:p>
      <text:p text:style-name="P3">Artystka, edukatorka i animatorka.</text:p>
      <text:p text:style-name="P3"><text:soft-page-break/>Od 2010 roku regularnie jeździła na Białoruś i na Ukrainę, gdzie pracowała przy projektach aktywistów</text:p>
      <text:p text:style-name="P3">lokalnych oraz realizowała projekty społeczno- artystyczne. Od 2014 roku pracuje jako edukatorka w</text:p>
      <text:p text:style-name="P3">Muzeum Etnograficznym im Seweryna Udzieli w Krakowie .</text:p>
      <text:p text:style-name="P3">Prowadzi projekt Urban Magia, w ramach którego powołuje przedmioty mocy i przekłada tradycję na</text:p>
      <text:p text:style-name="P3">współczesne realia. W 2020 w ramach stypendium Ministra Kultury i Dziedzictwa Narodowego</text:p>
      <text:p text:style-name="P3">zrealizowała projekt „ Przymiarki Weselne” czyli o weselu inaczej.</text:p>
      <text:p text:style-name="P2"><text:span text:style-name="T15"/></text:p>
      <text:p text:style-name="P2"><text:span text:style-name="T15"/></text:p>
      <text:p text:style-name="P2"><text:span text:style-name="T15">Anna Pilecka</text:span> </text:p>
      <text:p text:style-name="P5">Psychoterapeutka pracująca w nurcie psychologii zorientowanej na proces, coach twórczości. </text:p>
      <text:p text:style-name="P5">Pomaga klientom przejść przez proces zmiany, kryzysy, momenty utknięcia, wierząc, że to, co teraz jest trudne może zapoczątkować wewnętrzną przemianę, doprowadzić do rozwiązania problemu, a przede wszystkim przyczynić się do głębszego spotkania się z samym sobą, wzrostu i wzmocnienia.</text:p>
      <text:p text:style-name="P6"><text:span text:style-name="T8">Prowadzi terapię indywidualną oraz warsztaty rozwojowe, </text:span><text:a xlink:type="simple" xlink:href="http://m.in/" office:target-frame-name="_blank" xlink:show="new" text:style-name="Internet_20_link" text:visited-style-name="Visited_20_Internet_20_Link"><text:span text:style-name="T14">m.in</text:span></text:a><text:span text:style-name="T8"> autorski warsztat “Artysta na ścieżce serca”™, na którym pomaga twórcom spotkać się z wewnętrznym artystą i odblokować twórczy potencjał.</text:span></text:p>
      <text:p text:style-name="P5">W praktyce prowadzą ją słowa Carla Rogersa “To, czym jesteś wystarczy, jeśli tylko będziesz tym jawnie”.</text:p>
      <text:p text:style-name="P5"/>
      <text:p text:style-name="P6"><text:a xlink:type="simple" xlink:href="https://psychologia-procesu.org.pl/anna-pilecka" office:target-frame-name="_blank" xlink:show="new" text:style-name="Internet_20_link" text:visited-style-name="Visited_20_Internet_20_Link"><text:span text:style-name="T11">https://psychologia-procesu.org.pl/anna-pilecka</text:span></text:a></text:p>
      <text:p text:style-name="P2"/>
      <text:p text:style-name="P4">Katarzyna Kowalska, Upstream Stories</text:p>
      <text:p text:style-name="P2"/>
      <text:p text:style-name="P7"><text:span text:style-name="T7">Współzałożycielka i wiceprezeska Upstream Stories, koordynatorka projektów w Fundacji Autokreacja. Edukatorka i aktywistka, od ponad dziesięciu lat działa na rzecz promocji dialogu międzykulturowego i wsparcia młodzieży zagrożonej wykluczeniem. Specjalizuje się w metodach audiowizualnych – fotografii uczestniczącej i digital storytellingu. Podczas konferencji mówić będzie o sile opowieści oraz o tym jak poprzez opowiadanie historii odkryć można siebie i innych. Prywatnie fascynuje się Kaukazem.</text:span><text:span text:style-name="T5"> </text:span></text:p>
      <text:p text:style-name="P7"><text:span text:style-name="T5"/></text:p>
      <text:p text:style-name="P7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ArialMT" svg:font-family="ArialMT"/>
    <style:font-face style:name="Helvetica" svg:font-family="Helvetica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30T07:51:57.145000000</meta:creation-date>
    <dc:date>2021-06-30T08:10:39.862000000</dc:date>
    <meta:editing-duration>PT8M32S</meta:editing-duration>
    <meta:editing-cycles>1</meta:editing-cycles>
    <meta:generator>LibreOffice/7.0.0.3$Windows_X86_64 LibreOffice_project/8061b3e9204bef6b321a21033174034a5e2ea88e</meta:generator>
    <meta:document-statistic meta:table-count="0" meta:image-count="0" meta:object-count="0" meta:page-count="2" meta:paragraph-count="32" meta:word-count="588" meta:character-count="4401" meta:non-whitespace-character-count="3838"/>
  </office:meta>
</office:document-meta>
</file>